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F0500000B527C2E66C57C00870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319cm" svg:x="1.185cm" svg:y="7.799cm">
          <draw:image xlink:href="Pictures/1000000000000F0500000B527C2E66C57C0087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0:00:57.235787732</meta:creation-date>
    <dc:date>2018-03-13T10:01:24.082214048</dc:date>
    <meta:editing-duration>PT2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